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PlanWrapper.DeploymentPlanWrapper( Descriptor descriptor , SMJbiDocument geronimoPl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loymentPlanWrapper.setServicemixDescriptor( Descriptor servicemix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PlanWrapper.getGeronimoPl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PlanWrapper.setGeronimoPlan( SMJbiDocument geronimoPl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PlanWrapper.getServicemix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